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fo:font-weight="bold" style:font-name-asian="WenQuanYi Micro Hei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WenQuanYi Micro Hei" fo:font-size="12pt" fo:font-weight="bold" style:font-name-asian="WenQuanYi Micro Hei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WenQuanYi Micro Hei" fo:font-size="12pt" fo:font-weight="bold" officeooo:rsid="008ba5c8" officeooo:paragraph-rsid="008ba5c8" style:font-name-asian="WenQuanYi Micro Hei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WenQuanYi Micro Hei" fo:font-size="12pt" fo:font-weight="bold" officeooo:paragraph-rsid="00bf5eb0" style:font-name-asian="WenQuanYi Micro Hei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93e064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9e3835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paragraph-rsid="00a4dc32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paragraph-rsid="00aa5839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paragraph-rsid="00b20ac4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paragraph-rsid="00bf5eb0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paragraph-rsid="00c99c5d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paragraph-rsid="00d0f3ac" style:font-name-asian="WenQuanYi Micro Hei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WenQuanYi Micro Hei" fo:font-size="12pt" officeooo:paragraph-rsid="00d5e228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paragraph-rsid="00f14a62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paragraph-rsid="00f542f1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officeooo:paragraph-rsid="00feb33f" style:font-name-asian="WenQuanYi Micro Hei" style:font-size-asian="12pt" style:font-size-complex="12pt"/>
    </style:style>
    <style:style style:name="P20" style:family="paragraph" style:parent-style-name="Standard">
      <style:text-properties style:font-name="WenQuanYi Micro Hei" fo:font-size="12pt" officeooo:paragraph-rsid="01101948" style:font-name-asian="WenQuanYi Micro Hei" style:font-size-asian="12pt" style:font-size-complex="12pt"/>
    </style:style>
    <style:style style:name="P21" style:family="paragraph" style:parent-style-name="Standard">
      <style:text-properties style:font-name="WenQuanYi Micro Hei" fo:font-size="12pt" officeooo:paragraph-rsid="010a345a" style:font-size-asian="12pt" style:font-size-complex="12pt"/>
    </style:style>
    <style:style style:name="P2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T1" style:family="text">
      <style:text-properties fo:color="#808000"/>
    </style:style>
    <style:style style:name="T2" style:family="text">
      <style:text-properties fo:color="#c0c0c0"/>
    </style:style>
    <style:style style:name="T3" style:family="text">
      <style:text-properties fo:color="#800080"/>
    </style:style>
    <style:style style:name="T4" style:family="text">
      <style:text-properties fo:color="#800000"/>
    </style:style>
    <style:style style:name="T5" style:family="text">
      <style:text-properties fo:color="#008000"/>
    </style:style>
    <style:style style:name="T6" style:family="text">
      <style:text-properties fo:color="#000000" fo:font-style="italic"/>
    </style:style>
    <style:style style:name="T7" style:family="text">
      <style:text-properties fo:font-style="italic" fo:font-weight="normal" officeooo:rsid="00b4fccc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a5b8e3" style:font-style-asian="italic" style:font-style-complex="italic"/>
    </style:style>
    <style:style style:name="T10" style:family="text">
      <style:text-properties fo:font-style="italic" officeooo:rsid="00d5e228" style:font-style-asian="italic" style:font-style-complex="italic"/>
    </style:style>
    <style:style style:name="T11" style:family="text">
      <style:text-properties fo:color="#0055af" fo:font-style="italic"/>
    </style:style>
    <style:style style:name="T12" style:family="text">
      <style:text-properties officeooo:rsid="008aecfc"/>
    </style:style>
    <style:style style:name="T13" style:family="text">
      <style:text-properties officeooo:rsid="0093e064"/>
    </style:style>
    <style:style style:name="T14" style:family="text">
      <style:text-properties officeooo:rsid="009597d5"/>
    </style:style>
    <style:style style:name="T15" style:family="text">
      <style:text-properties officeooo:rsid="0096a2e7"/>
    </style:style>
    <style:style style:name="T16" style:family="text">
      <style:text-properties officeooo:rsid="0097770b"/>
    </style:style>
    <style:style style:name="T17" style:family="text">
      <style:text-properties officeooo:rsid="0098fbad"/>
    </style:style>
    <style:style style:name="T18" style:family="text">
      <style:text-properties officeooo:rsid="009ab0d0"/>
    </style:style>
    <style:style style:name="T19" style:family="text">
      <style:text-properties officeooo:rsid="009c57bc"/>
    </style:style>
    <style:style style:name="T20" style:family="text">
      <style:text-properties officeooo:rsid="009e3835"/>
    </style:style>
    <style:style style:name="T21" style:family="text">
      <style:text-properties officeooo:rsid="009f9205"/>
    </style:style>
    <style:style style:name="T22" style:family="text">
      <style:text-properties officeooo:rsid="00a0be8d"/>
    </style:style>
    <style:style style:name="T23" style:family="text">
      <style:text-properties officeooo:rsid="00a1494f"/>
    </style:style>
    <style:style style:name="T24" style:family="text">
      <style:text-properties officeooo:rsid="00a2472c"/>
    </style:style>
    <style:style style:name="T25" style:family="text">
      <style:text-properties officeooo:rsid="00a38241"/>
    </style:style>
    <style:style style:name="T26" style:family="text">
      <style:text-properties officeooo:rsid="00a4dc32"/>
    </style:style>
    <style:style style:name="T27" style:family="text">
      <style:text-properties officeooo:rsid="00a5b8e3"/>
    </style:style>
    <style:style style:name="T28" style:family="text">
      <style:text-properties officeooo:rsid="00a9179e"/>
    </style:style>
    <style:style style:name="T29" style:family="text">
      <style:text-properties officeooo:rsid="00aa5839"/>
    </style:style>
    <style:style style:name="T30" style:family="text">
      <style:text-properties officeooo:rsid="00afd7a3"/>
    </style:style>
    <style:style style:name="T31" style:family="text">
      <style:text-properties officeooo:rsid="00b25b8a"/>
    </style:style>
    <style:style style:name="T32" style:family="text">
      <style:text-properties fo:font-style="normal" fo:font-weight="normal" officeooo:rsid="00b35173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b4fccc" style:font-style-asian="normal" style:font-weight-asian="normal" style:font-style-complex="normal" style:font-weight-complex="normal"/>
    </style:style>
    <style:style style:name="T34" style:family="text">
      <style:text-properties officeooo:rsid="00b7b49c"/>
    </style:style>
    <style:style style:name="T35" style:family="text">
      <style:text-properties officeooo:rsid="00bd3d47"/>
    </style:style>
    <style:style style:name="T36" style:family="text">
      <style:text-properties officeooo:rsid="00c99c5d"/>
    </style:style>
    <style:style style:name="T37" style:family="text">
      <style:text-properties officeooo:rsid="00ceb23a"/>
    </style:style>
    <style:style style:name="T38" style:family="text">
      <style:text-properties officeooo:rsid="00d2eff6"/>
    </style:style>
    <style:style style:name="T39" style:family="text">
      <style:text-properties officeooo:rsid="00d49fdd"/>
    </style:style>
    <style:style style:name="T40" style:family="text">
      <style:text-properties officeooo:rsid="00d5e228"/>
    </style:style>
    <style:style style:name="T41" style:family="text">
      <style:text-properties officeooo:rsid="00d7abc1"/>
    </style:style>
    <style:style style:name="T42" style:family="text">
      <style:text-properties officeooo:rsid="00e01bbe"/>
    </style:style>
    <style:style style:name="T43" style:family="text">
      <style:text-properties officeooo:rsid="00e307fd"/>
    </style:style>
    <style:style style:name="T44" style:family="text">
      <style:text-properties officeooo:rsid="00e389d7"/>
    </style:style>
    <style:style style:name="T45" style:family="text">
      <style:text-properties officeooo:rsid="00e3ceb9"/>
    </style:style>
    <style:style style:name="T46" style:family="text">
      <style:text-properties officeooo:rsid="00e818fe"/>
    </style:style>
    <style:style style:name="T47" style:family="text">
      <style:text-properties officeooo:rsid="00edf387"/>
    </style:style>
    <style:style style:name="T48" style:family="text">
      <style:text-properties officeooo:rsid="00efb6bc"/>
    </style:style>
    <style:style style:name="T49" style:family="text">
      <style:text-properties officeooo:rsid="00efc97f"/>
    </style:style>
    <style:style style:name="T50" style:family="text">
      <style:text-properties officeooo:rsid="00f542f1"/>
    </style:style>
    <style:style style:name="T51" style:family="text">
      <style:text-properties style:font-name-asian="WenQuanYi Micro Hei"/>
    </style:style>
    <style:style style:name="T52" style:family="text">
      <style:text-properties officeooo:rsid="00fccd4f" style:font-name-asian="WenQuanYi Micro Hei"/>
    </style:style>
    <style:style style:name="T53" style:family="text">
      <style:text-properties officeooo:rsid="010a345a" style:font-name-asian="WenQuanYi Micro Hei"/>
    </style:style>
    <style:style style:name="T54" style:family="text">
      <style:text-properties officeooo:rsid="0103b569"/>
    </style:style>
    <style:style style:name="T55" style:family="text">
      <style:text-properties officeooo:rsid="01065ac7"/>
    </style:style>
    <style:style style:name="T56" style:family="text">
      <style:text-properties officeooo:rsid="010af36c"/>
    </style:style>
    <style:style style:name="T57" style:family="text">
      <style:text-properties officeooo:rsid="01101948"/>
    </style:style>
    <style:style style:name="T58" style:family="text">
      <style:text-properties officeooo:rsid="0111ac3f"/>
    </style:style>
    <style:style style:name="T59" style:family="text">
      <style:text-properties officeooo:rsid="0116b9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2">QML</text:span>动态组件指的是按需分配，需要时我们就创建一个自定义组件，也就是所谓的对象延迟实例化，而不是在程序一开始就创建它，不需要时我们就把它销毁以节约内存，而不是传统意义上的隐藏或覆盖。我们可以使用Component与Loader，也可以使用JavaScript的形式来完成。</text:p>
      <text:p text:style-name="P3">先来介绍一下Component——</text:p>
      <text:p text:style-name="P8"><text:span text:style-name="T13">progress属性</text:span><text:span text:style-name="T14">，加载组件的过程</text:span><text:span text:style-name="T15">，从</text:span><text:span text:style-name="T16">0.0到1.0变化。</text:span></text:p>
      <text:p text:style-name="P8"><text:span text:style-name="T16">status属性</text:span><text:span text:style-name="T17">，加载组件的状态</text:span><text:span text:style-name="T18">，其枚举值分别是Component.Null/Ready/Loading/Error</text:span><text:span text:style-name="T19">。</text:span></text:p>
      <text:p text:style-name="P9"><text:span text:style-name="T20">url属性，组件路径</text:span><text:span text:style-name="T21">。</text:span></text:p>
      <text:p text:style-name="P9"><text:span text:style-name="T21">completed</text:span><text:span text:style-name="T22">()附加信号，</text:span><text:span text:style-name="T23">对象实例化完成后触发。</text:span></text:p>
      <text:p text:style-name="P9"><text:span text:style-name="T23">destruction</text:span><text:span text:style-name="T24">()附加信号，对象开始销毁时触发</text:span><text:span text:style-name="T25">。</text:span></text:p>
      <text:p text:style-name="P10"><text:span text:style-name="T26">object <text:s/>createObject(</text:span><text:span text:style-name="T27">Item <text:s/></text:span><text:span text:style-name="T9">parent</text:span><text:span text:style-name="T27">, <text:s/>object <text:s/></text:span><text:span text:style-name="T9">properties</text:span><text:span text:style-name="T26">)</text:span><text:span text:style-name="T27">函数</text:span><text:span text:style-name="T28">，创建对象。</text:span></text:p>
      <text:p text:style-name="P11"><text:span text:style-name="T29">string <text:s/>errorString()函数，错误描述</text:span><text:span text:style-name="T30">。</text:span></text:p>
      <text:p text:style-name="P12"><text:span text:style-name="T26">object <text:s/></text:span><text:span text:style-name="T31">incubate</text:span><text:span text:style-name="T26">Object(</text:span><text:span text:style-name="T27">Item <text:s/></text:span><text:span text:style-name="T9">parent</text:span><text:span text:style-name="T27">, <text:s/>object <text:s/></text:span><text:span text:style-name="T9">properties</text:span><text:span text:style-name="T32">, <text:s/></text:span><text:span text:style-name="T33">enumeration <text:s/></text:span><text:span text:style-name="T7">mode</text:span><text:span text:style-name="T26">)</text:span><text:span text:style-name="T27">函数</text:span><text:span text:style-name="T28">，</text:span><text:span text:style-name="T34">通过mode参数来异步或同步创建对象，mode的值可以是Qt.ASynchronous/Synchronous</text:span><text:span text:style-name="T28">，默认为异步，返回值的属性有status、object、onStatusChanged、forceCompletion</text:span><text:span text:style-name="T35">()</text:span><text:span text:style-name="T28">，其中</text:span></text:p>
      <text:p text:style-name="P13"><text:span text:style-name="T28">forceCompletion</text:span><text:span text:style-name="T35">()函数强制同步创建对象。</text:span></text:p>
      <text:p text:style-name="P6"><text:span text:style-name="T35">再来看一下Loader——</text:span></text:p>
      <text:p text:style-name="P13"><text:span text:style-name="T35">active属性，默认为true，设置成false时将不能加载组件。</text:span></text:p>
      <text:p text:style-name="P13"><text:span text:style-name="T35">asynchronous属性，默认为false，设置成true时异步加载组件。</text:span></text:p>
      <text:p text:style-name="P14"><text:span text:style-name="T36">item属性，只读属性，保存了成功加载的组件。</text:span></text:p>
      <text:p text:style-name="P14"><text:span text:style-name="T36">progress属性，只读属性，从</text:span><text:span text:style-name="T37">0.0到1.0变化。</text:span></text:p>
      <text:p text:style-name="P14"><text:span text:style-name="T37">source属性，加载的组件是一个独立的QML文件。</text:span></text:p>
      <text:p text:style-name="P14"><text:span text:style-name="T37">sourceComponent属性，在同一个QML文件中加载组件。</text:span></text:p>
      <text:p text:style-name="P15"><text:span text:style-name="T16">status属性</text:span><text:span text:style-name="T17">，加载组件的状态</text:span><text:span text:style-name="T18">，其枚举值分别是Loader.Null/Ready/Loading/Error</text:span><text:span text:style-name="T19">。</text:span></text:p>
      <text:p text:style-name="P15"><text:span text:style-name="T19">loade</text:span><text:span text:style-name="T38">d()信号，组件成功加载时触发</text:span><text:span text:style-name="T39">。</text:span></text:p>
      <text:p text:style-name="P16"><text:span text:style-name="T40">object <text:s/>setSource(url <text:s/></text:span><text:span text:style-name="T10">source</text:span><text:span text:style-name="T40">, <text:s/>object <text:s/></text:span><text:span text:style-name="T10">properties</text:span><text:span text:style-name="T40">)函数，设置预加载组件路径</text:span><text:span text:style-name="T41">。</text:span></text:p>
      <text:p text:style-name="P5">在同一个QML文件中使用Component和Loader——</text:p>
      <text:p text:style-name="P2">Component可封装我们想要的东西，对外只提供一个定义好的接口，也就是其id属性，然后我们就可以重复使用它了。如果某个QML文件重复使用的Component比较小，或者说Component在逻辑上属于某个QML文件，那么该Component就应该在这个QML文件中定义，此时的Loader用到的就是其sourceComponent属性<text:span text:style-name="T42">，如下例子：</text:span></text:p>
      <text:p text:style-name="P22">import QtQuick 2.2</text:p>
      <text:p text:style-name="P22"/>
      <text:p text:style-name="P22">Rectangle {</text:p>
      <text:p text:style-name="P22"><text:s text:c="4"/>width: 360; height: 360</text:p>
      <text:p text:style-name="P22"><text:s text:c="4"/>color: "lightblue"</text:p>
      <text:p text:style-name="P22"/>
      <text:p text:style-name="P22"><text:s text:c="4"/>MouseArea {</text:p>
      <text:p text:style-name="P22"><text:s text:c="8"/>anchors.fill: parent</text:p>
      <text:p text:style-name="P22"><text:s text:c="8"/>onClicked: {</text:p>
      <text:p text:style-name="P22"><text:soft-page-break/><text:s text:c="12"/>loader.sourceComponent = component</text:p>
      <text:p text:style-name="P22"><text:s text:c="12"/>loader2.sourceComponent = component</text:p>
      <text:p text:style-name="P22"><text:s text:c="8"/>}</text:p>
      <text:p text:style-name="P22"><text:s text:c="4"/>}</text:p>
      <text:p text:style-name="P22"/>
      <text:p text:style-name="P22"><text:s text:c="4"/>Component {</text:p>
      <text:p text:style-name="P22"><text:s text:c="8"/>id: component</text:p>
      <text:p text:style-name="P22"><text:s text:c="8"/>Rectangle {</text:p>
      <text:p text:style-name="P22"><text:s text:c="12"/>width: 80; height: 80</text:p>
      <text:p text:style-name="P22"><text:s text:c="12"/>color: "red"</text:p>
      <text:p text:style-name="P22"><text:s text:c="8"/>}</text:p>
      <text:p text:style-name="P22"><text:s text:c="4"/>}</text:p>
      <text:p text:style-name="P22"/>
      <text:p text:style-name="P22"><text:s text:c="4"/>Loader { id: loader }</text:p>
      <text:p text:style-name="P22"><text:s text:c="4"/>Loader {</text:p>
      <text:p text:style-name="P22"><text:s text:c="8"/>id: loader2;</text:p>
      <text:p text:style-name="P22"><text:s text:c="8"/>anchors.centerIn: parent</text:p>
      <text:p text:style-name="P22"><text:s text:c="8"/>onLoaded: item.color = "green"</text:p>
      <text:p text:style-name="P22"><text:s text:c="4"/>}</text:p>
      <text:p text:style-name="P22">}</text:p>
      <text:p text:style-name="P2">由于Component不是继承自Item，所以使用anchors锚布局无效<text:span text:style-name="T43">，但Loader可以使用。</text:span>例子中单击鼠标时创建了两个组件<text:span text:style-name="T44">，双击鼠标时又把这两个组件销毁了</text:span><text:span text:style-name="T45">，销毁时需要设置</text:span>sourceComponent属性值为undefined。</text:p>
      <text:p text:style-name="P3">组件分离——</text:p>
      <text:p text:style-name="P17">QML文件本身也可以是一个Component<text:span text:style-name="T46">，</text:span>这样就与使用它的QML文件分离开了，这样做的好处是该Component可以被多个QML文件使用，代码结构也清晰明了<text:span text:style-name="T49">，此时的Loader用到的就是其source属性</text:span><text:span text:style-name="T42">，如下例子：</text:span></text:p>
      <text:p text:style-name="P22">// comp.qml <text:span text:style-name="T47">as a sep</text:span><text:span text:style-name="T48">a</text:span><text:span text:style-name="T47">rated Component</text:span></text:p>
      <text:p text:style-name="P22">import QtQuick 2.2</text:p>
      <text:p text:style-name="P22"/>
      <text:p text:style-name="P22">Item {</text:p>
      <text:p text:style-name="P22"><text:s text:c="4"/>Row {</text:p>
      <text:p text:style-name="P22"><text:s text:c="8"/>spacing: 5</text:p>
      <text:p text:style-name="P22"><text:s text:c="8"/>Rectangle {width: 80; height: 80; color: "red" }</text:p>
      <text:p text:style-name="P22"><text:s text:c="8"/>Rectangle {width: 80; height: 80; color: "yellow" }</text:p>
      <text:p text:style-name="P22"><text:s text:c="8"/>Rectangle {width: 80; height: 80; color: "green" }</text:p>
      <text:p text:style-name="P22"><text:s text:c="4"/>}</text:p>
      <text:p text:style-name="P22">}</text:p>
      <text:p text:style-name="P22"/>
      <text:p text:style-name="P22">// main.qml</text:p>
      <text:p text:style-name="P22">import QtQuick 2.2</text:p>
      <text:p text:style-name="P22"/>
      <text:p text:style-name="P22">Rectangle {</text:p>
      <text:p text:style-name="P22"><text:s text:c="4"/>width: 360; height: 360</text:p>
      <text:p text:style-name="P22"><text:soft-page-break/><text:s text:c="4"/>color: "lightblue"</text:p>
      <text:p text:style-name="P22"/>
      <text:p text:style-name="P22"><text:s text:c="4"/>MouseArea {</text:p>
      <text:p text:style-name="P22"><text:s text:c="8"/>anchors.fill: parent</text:p>
      <text:p text:style-name="P22"><text:s text:c="8"/>onClicked: {</text:p>
      <text:p text:style-name="P22"><text:s text:c="12"/>loader.source = "comp.qml"</text:p>
      <text:p text:style-name="P22"><text:s text:c="12"/>loader2.source = "comp.qml"</text:p>
      <text:p text:style-name="P22"><text:s text:c="8"/>}</text:p>
      <text:p text:style-name="P22"><text:s text:c="8"/>onDoubleClicked: {</text:p>
      <text:p text:style-name="P22"><text:s text:c="12"/>loader.source = ""</text:p>
      <text:p text:style-name="P22"><text:s text:c="12"/>loader2.source = ""</text:p>
      <text:p text:style-name="P22"><text:s text:c="8"/>}</text:p>
      <text:p text:style-name="P22"><text:s text:c="4"/>}</text:p>
      <text:p text:style-name="P22"/>
      <text:p text:style-name="P22"><text:s text:c="4"/>Loader { id: loader}</text:p>
      <text:p text:style-name="P22"><text:s text:c="4"/>Loader { id: loader2; y: 100}</text:p>
      <text:p text:style-name="P22">}</text:p>
      <text:p text:style-name="P18">例子中单击鼠标时从外部加载了两个组件<text:span text:style-name="T44">，双击鼠标时又把这两个组件销毁了</text:span><text:span text:style-name="T45">，销毁时需要设置</text:span>source属性值为<text:span text:style-name="T50">“”</text:span>即一个空值。</text:p>
      <text:p text:style-name="P3">从QML文件中创建——</text:p>
      <text:p text:style-name="P21"><text:span text:style-name="T51">先使用Qt.createComponent(</text:span><text:span text:style-name="T53">url, <text:s/>mode, <text:s/>parent</text:span><text:span text:style-name="T51">)从QML文件中创建一个组件，必要时可以根据Component.status属性判断创建状态，然后使用Component.createObject()在某个父对象下实例化对象，最后使用destroy()销毁对象，函数参数可以指定一个时间，单位是毫秒，默认为0，如下例子</text:span><text:span text:style-name="T52">：</text:span></text:p>
      <text:p text:style-name="P22">import QtQuick 2.2</text:p>
      <text:p text:style-name="P22"/>
      <text:p text:style-name="P22">Rectangle {</text:p>
      <text:p text:style-name="P22"><text:s text:c="4"/>property var object</text:p>
      <text:p text:style-name="P22"><text:s text:c="4"/>property var component</text:p>
      <text:p text:style-name="P22"/>
      <text:p text:style-name="P22"><text:s text:c="4"/>width: 360; height: 360</text:p>
      <text:p text:style-name="P22"><text:s text:c="4"/>color: "lightblue"</text:p>
      <text:p text:style-name="P22"/>
      <text:p text:style-name="P22"><text:s text:c="4"/>MouseArea {</text:p>
      <text:p text:style-name="P22"><text:s text:c="8"/>anchors.fill: parent</text:p>
      <text:p text:style-name="P22"><text:s text:c="8"/>onPressed: {</text:p>
      <text:p text:style-name="P22"><text:s text:c="12"/>component = Qt.createComponent("comp.qml")</text:p>
      <text:p text:style-name="P22"><text:s text:c="12"/>if(Component.Ready === component.status) {</text:p>
      <text:p text:style-name="P22"><text:s text:c="16"/>object = component.createObject(parent)</text:p>
      <text:p text:style-name="P22"><text:s text:c="12"/>}</text:p>
      <text:p text:style-name="P22"><text:s text:c="8"/>}</text:p>
      <text:p text:style-name="P22"><text:s text:c="8"/>onReleased: {</text:p>
      <text:p text:style-name="P22"><text:s text:c="12"/>object.destroy(2000)</text:p>
      <text:p text:style-name="P22"><text:s text:c="8"/>}</text:p>
      <text:p text:style-name="P22"><text:soft-page-break/><text:s text:c="4"/>}</text:p>
      <text:p text:style-name="P22">}</text:p>
      <text:p text:style-name="P19">例子中按下鼠标时从QML文件中创建了一个组件component并实例化一个对象object<text:span text:style-name="T44">，释放鼠标时在</text:span><text:span text:style-name="T54">2000毫秒后对象object销毁</text:span><text:span text:style-name="T55">，但组件component还是存在的</text:span><text:span text:style-name="T54">。</text:span></text:p>
      <text:p text:style-name="P3">从QML字符串中创建——</text:p>
      <text:p text:style-name="P2">使用Qt.createQmlObject(string <text:s/><text:span text:style-name="T8">qml</text:span>, <text:s/>object <text:s/><text:span text:style-name="T8">parent</text:span>, <text:s/>string <text:s/><text:span text:style-name="T8">filepath</text:span>)从QML字符串中创建，第一个参数是要创建对象的QML字符串，第二个参数指定要创建对象的父对象，第三个参数用于报告错误，例子如下：</text:p>
      <text:p text:style-name="P22">import QtQuick 2.2</text:p>
      <text:p text:style-name="P22"/>
      <text:p text:style-name="P22">Rectangle {</text:p>
      <text:p text:style-name="P22"><text:s text:c="4"/>property var object</text:p>
      <text:p text:style-name="P22"/>
      <text:p text:style-name="P22"><text:s text:c="4"/>width: 360; height: 360</text:p>
      <text:p text:style-name="P22"><text:s text:c="4"/>color: "lightblue"</text:p>
      <text:p text:style-name="P22"/>
      <text:p text:style-name="P22"><text:s text:c="4"/>MouseArea {</text:p>
      <text:p text:style-name="P22"><text:s text:c="8"/>anchors.fill: parent</text:p>
      <text:p text:style-name="P22"><text:s text:c="8"/>onPressed: object = Qt.createQmlObject('import QtQuick 2.2; Rectangle { color: "red"; width: 100; <text:tab/>height: 100; anchors.centerIn: parent }', parent, "dynamicSnippet")</text:p>
      <text:p text:style-name="P22"><text:s text:c="8"/>onReleased: object.destroy(1000)</text:p>
      <text:p text:style-name="P22"><text:s text:c="4"/>}</text:p>
      <text:p text:style-name="P22">}</text:p>
      <text:p text:style-name="P20"><text:span text:style-name="T57">如果修改例子中Qt.creatQmlObject()的第一个参数的“color”为“colo”，程序运行时将会报错，这时第三个参数就派上用场了，</text:span><text:span text:style-name="T58">且看错误提示如下：</text:span></text:p>
      <text:p text:style-name="P22">Error: Qt.createQmlObject(): failed to create object: </text:p>
      <text:p text:style-name="P22">qrc:///dynamicSnippet:1:33: Cannot assign to non-existent property "colo"</text:p>
      <text:p text:style-name="P2"><text:span text:style-name="T58">这里共</text:span>列举了动态组件创建与销毁的四种方法，实际使用过程中可按需选择<text:span text:style-name="T59">。</text:span></text:p>
      <text:p text:style-name="P2"><text:span text:style-name="T5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Auto/Tools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09-01T14:08:07</meta:creation-date>
    <meta:generator>LibreOffice/4.0.2.2$Linux_X86_64 LibreOffice_project/400m0$Build-2</meta:generator>
    <dc:date>2014-12-12T16:16:01</dc:date>
    <dc:creator>hanjunjie </dc:creator>
    <meta:editing-duration>PT8H11M16S</meta:editing-duration>
    <meta:editing-cycles>260</meta:editing-cycles>
    <meta:document-statistic meta:table-count="0" meta:image-count="0" meta:object-count="0" meta:page-count="4" meta:paragraph-count="121" meta:word-count="1365" meta:character-count="4112" meta:non-whitespace-character-count="3433"/>
  </office:meta>
</office:document-meta>
</file>